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ce1"/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17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G25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G26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G562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G9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1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15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1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G2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G26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13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G17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18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G2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G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13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5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G22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15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10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1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18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G20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G2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15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G2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13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1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15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17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G19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G20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G22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G22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G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G26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G30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G398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G503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G571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G846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G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G8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2" table:style-name="ta1">
        <table:table-column table:style-name="co1" table:number-columns-repeated="5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G16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0</text:p>
          </table:table-cell>
          <table:table-cell/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G164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4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G552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0</text:p>
          </table:table-cell>
          <table:table-cell/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G552m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4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G83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0</text:p>
          </table:table-cell>
          <table:table-cell/>
          <table:table-cell table:style-name="ce1" office:value-type="float" office:value="1106" calcext:value-type="float">
            <text:p>1106</text:p>
          </table:table-cell>
          <table:table-cell table:style-name="ce1" office:value-type="string" calcext:value-type="string">
            <text:p>G830m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4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14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2</text:p>
          </table:table-cell>
          <table:table-cell/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G14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6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G19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2</text:p>
          </table:table-cell>
          <table:table-cell/>
          <table:table-cell table:style-name="ce1" office:value-type="float" office:value="436" calcext:value-type="float">
            <text:p>436</text:p>
          </table:table-cell>
          <table:table-cell table:style-name="ce1" office:value-type="string" calcext:value-type="string">
            <text:p>G19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6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G24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2</text:p>
          </table:table-cell>
          <table:table-cell/>
          <table:table-cell table:style-name="ce1" office:value-type="float" office:value="782" calcext:value-type="float">
            <text:p>782</text:p>
          </table:table-cell>
          <table:table-cell table:style-name="ce1" office:value-type="string" calcext:value-type="string">
            <text:p>G248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6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G22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1</text:p>
          </table:table-cell>
          <table:table-cell/>
          <table:table-cell table:style-name="ce1" office:value-type="float" office:value="646" calcext:value-type="float">
            <text:p>646</text:p>
          </table:table-cell>
          <table:table-cell table:style-name="ce1" office:value-type="string" calcext:value-type="string">
            <text:p>G22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7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G9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1</text:p>
          </table:table-cell>
          <table:table-cell/>
          <table:table-cell table:style-name="ce1" office:value-type="float" office:value="1159" calcext:value-type="float">
            <text:p>1159</text:p>
          </table:table-cell>
          <table:table-cell table:style-name="ce1" office:value-type="string" calcext:value-type="string">
            <text:p>G9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1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3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10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17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15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25</text:p>
          </table:table-cell>
          <table:table-cell/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G15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G19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25</text:p>
          </table:table-cell>
          <table:table-cell/>
          <table:table-cell table:style-name="ce1" office:value-type="float" office:value="438" calcext:value-type="float">
            <text:p>438</text:p>
          </table:table-cell>
          <table:table-cell table:style-name="ce1" office:value-type="string" calcext:value-type="string">
            <text:p>G19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25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G766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25</text:p>
          </table:table-cell>
          <table:table-cell/>
          <table:table-cell table:style-name="ce1" office:value-type="float" office:value="1088" calcext:value-type="float">
            <text:p>1088</text:p>
          </table:table-cell>
          <table:table-cell table:style-name="ce1" office:value-type="string" calcext:value-type="string">
            <text:p>G766m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2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G817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25</text:p>
          </table:table-cell>
          <table:table-cell/>
          <table:table-cell table:style-name="ce1" office:value-type="float" office:value="1099" calcext:value-type="float">
            <text:p>1099</text:p>
          </table:table-cell>
          <table:table-cell table:style-name="ce1" office:value-type="string" calcext:value-type="string">
            <text:p>G817m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2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G25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62</text:p>
          </table:table-cell>
          <table:table-cell/>
          <table:table-cell table:style-name="ce1" office:value-type="float" office:value="810" calcext:value-type="float">
            <text:p>810</text:p>
          </table:table-cell>
          <table:table-cell table:style-name="ce1" office:value-type="string" calcext:value-type="string">
            <text:p>G257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6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G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3</text:p>
          </table:table-cell>
          <table:table-cell/>
          <table:table-cell table:style-name="ce1" office:value-type="float" office:value="1105" calcext:value-type="float">
            <text:p>1105</text:p>
          </table:table-cell>
          <table:table-cell table:style-name="ce1" office:value-type="string" calcext:value-type="string">
            <text:p>G8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7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G923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3</text:p>
          </table:table-cell>
          <table:table-cell/>
          <table:table-cell table:style-name="ce1" office:value-type="float" office:value="1147" calcext:value-type="float">
            <text:p>1147</text:p>
          </table:table-cell>
          <table:table-cell table:style-name="ce1" office:value-type="string" calcext:value-type="string">
            <text:p>G923m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7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15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7</text:p>
          </table:table-cell>
          <table:table-cell/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G15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8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16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7</text:p>
          </table:table-cell>
          <table:table-cell/>
          <table:table-cell table:style-name="ce1" office:value-type="float" office:value="269" calcext:value-type="float">
            <text:p>269</text:p>
          </table:table-cell>
          <table:table-cell table:style-name="ce1" office:value-type="string" calcext:value-type="string">
            <text:p>G162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8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G26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7</text:p>
          </table:table-cell>
          <table:table-cell/>
          <table:table-cell table:style-name="ce1" office:value-type="float" office:value="827" calcext:value-type="float">
            <text:p>827</text:p>
          </table:table-cell>
          <table:table-cell table:style-name="ce1" office:value-type="string" calcext:value-type="string">
            <text:p>G26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87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G9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7</text:p>
          </table:table-cell>
          <table:table-cell/>
          <table:table-cell table:style-name="ce1" office:value-type="float" office:value="1168" calcext:value-type="float">
            <text:p>1168</text:p>
          </table:table-cell>
          <table:table-cell table:style-name="ce1" office:value-type="string" calcext:value-type="string">
            <text:p>G9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Cluster_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1059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1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11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12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17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17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1828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G19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G19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G20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G22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G2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G24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G30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G30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G338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G498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G499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G556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G5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G86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</table:table>
      <table:table table:name="Hoja3" table:style-name="ta1">
        <table:table-column table:style-name="co1" table:number-columns-repeated="5" table:default-cell-style-name="ce1"/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12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14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G24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G26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G693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G764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1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13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1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15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G1855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G22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G2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G17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17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G26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G19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9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G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1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11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12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G18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G1868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G1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G19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G21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G21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G23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G28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G28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G28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G357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G501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G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4" table:style-name="ta1">
        <table:table-column table:style-name="co1" table:number-columns-repeated="5" table:default-cell-style-name="ce1"/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13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G16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16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G627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1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5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G20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5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G20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54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G782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5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G1615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G19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17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G18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G19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G3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G313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1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14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G1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9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G5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1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11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1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13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14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1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G14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15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16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16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16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G17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G19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G19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G20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G20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G2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G21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G21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G22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G25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G2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G26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G5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G634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G824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G873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G9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G9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G9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5" table:style-name="ta1">
        <table:table-column table:style-name="co1" table:number-columns-repeated="5" table:default-cell-style-name="ce1"/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16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17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G1983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G19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G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G21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G2155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G22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G24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G2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16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G9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G17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G19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G24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G278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6" table:style-name="ta1">
        <table:table-column table:style-name="co1" table:number-columns-repeated="5" table:default-cell-style-name="ce1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1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14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15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16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18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G22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G26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G26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G26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G27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G29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G621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G637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G882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10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G19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G27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7" table:style-name="ta1">
        <table:table-column table:style-name="co1" table:number-columns-repeated="5" table:default-cell-style-name="ce1"/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13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G209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13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G16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16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G16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G21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11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G15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15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G15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15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16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16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18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G18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G19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G19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G2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G26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8" table:style-name="ta1">
        <table:table-column table:style-name="co1" table:number-columns-repeated="5" table:default-cell-style-name="ce1"/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G4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G500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13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1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14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1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16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1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G439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1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G395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G19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G20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15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G9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10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13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G21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G2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6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16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16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17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G27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G538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7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G848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G17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G29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9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G9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9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G9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9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G9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10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12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13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13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15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16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17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17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17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G17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G18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G19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G19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G20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G21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G2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G21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G21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G22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G23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G2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G29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G402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G450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G512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G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G594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G861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9" table:style-name="ta1">
        <table:table-column table:style-name="co1" table:number-columns-repeated="5" table:default-cell-style-name="ce1"/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1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7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G508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5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G22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9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G22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9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G22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9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G23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1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1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11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11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1357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15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15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G16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G16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16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17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1716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G1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G19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G20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G2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G22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G22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G22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G24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G28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G28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G358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G568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G880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G9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10" table:style-name="ta1">
        <table:table-column table:style-name="co1" table:number-columns-repeated="5" table:default-cell-style-name="ce1"/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11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15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G24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G27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G30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G30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G4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G837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G881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G9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14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G20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G27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G5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8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16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table table:name="Hoja11" table:style-name="ta1">
        <table:table-column table:style-name="co1" table:number-columns-repeated="5" table:default-cell-style-name="ce1"/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1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G19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G314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1745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G21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G26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G26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G307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G308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1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14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G459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2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G68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2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G20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G21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G22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uster_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129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17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G17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G17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18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G18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G1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19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G20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G22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G22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G478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G97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5T15:26:29.896242358</meta:creation-date>
    <dc:date>2021-01-15T16:21:44.088481062</dc:date>
    <meta:editing-duration>PT20M30S</meta:editing-duration>
    <meta:editing-cycles>1</meta:editing-cycles>
    <meta:document-statistic meta:table-count="11" meta:cell-count="1865" meta:object-count="0"/>
    <meta:generator>LibreOffice/6.0.7.3$Linux_X86_64 LibreOffice_project/00m0$Build-3</meta:generator>
  </office:meta>
</office:document-meta>
</file>